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45f72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45f72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officeooo:rsid="00001c12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fo:language="en" fo:country="US" fo:font-style="italic" style:text-underline-style="solid" style:text-underline-width="auto" style:text-underline-color="font-color" fo:font-weight="bold" officeooo:rsid="00001c12" style:font-style-asian="italic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XXXXI</text:span><text:span text:style-name="T5">X</text:span></text:p>
      <text:p text:style-name="P2"><text:span text:style-name="T6">Солнце постепенно опускалось за линию горизонта. Все четверо спустились с яхты в небольшом порту маленького острова. На пляже, где долен был проходить конкурс, уже собирались люди. Предъявив охране приглашения, Павел пропустил всех вперед, а сам направился поговорить с ведущим и отдать ему флешку с песней под танец. Громкая музыка и яркий свет от прожекторов, горящие факелы и стойки с коктейлями создавали особую атмосферу пляжной вечеринки. Даша, Джейн и Евгений танцевали где-то в центре толпы, пока Павел с бокалом коктейля весело общался на английском с ведущим. Договорив, он взял коктейли остальным и направился к ним. Ведущий вышел на сцену и поприветствовал публику, на что ему ответили громкими возгласами и криками. Далее он перешел к объявлению программы мероприятия, которая включала в себя дискотеку, конкурс, фаер-шоу <text:s/>и салют. После он прокричал еще несколько раззадоривающих фраз и удалился со сцены под грохот нарастающей музыки. Дискотека активно набирала обороты. Люди все больше раскачивались и входили во вкус.</text:span></text:p>
      <text:p text:style-name="P2"><text:span text:style-name="T6">–У нас не так много конкурентов. Всего 8 пар, – сказал Павел, допивая коктейль.</text:span></text:p>
      <text:p text:style-name="P2"><text:span text:style-name="T6">–Да, действительно, всего-то, – ответила Даша. </text:span></text:p>
      <text:p text:style-name="P2"><text:span text:style-name="T6">–Не переживай, мы выиграем. И настраивайся, конкурс уже скоро. </text:span></text:p>
      <text:p text:style-name="P2"><text:span text:style-name="T6">Ведущий вновь появился на сцене и объявил о начале конкурса и правилах. Главным призом конкурса являлась диадема, сделанная из высшей пробы золота, содержащая 7 рубинов идеальной огранки. Одна за другой на сцену потянулись пары, демонстрируя свои танцы. </text:span></text:p>
      <text:p text:style-name="P2"><text:soft-page-break/><text:span text:style-name="T6">–Сухонькие эти танцы какие-то. Нет какого-то огонька, – сказал Павел.</text:span></text:p>
      <text:p text:style-name="P2"><text:span text:style-name="T6">–А мне кажется, что вот эта пара, которая сейчас выступает нам как раз очень даже конкуренты, – ответила Даша. </text:span></text:p>
      <text:p text:style-name="P2"><text:span text:style-name="T6">–Ну это мы еще посмотрим, – ответил Алехин и, подхватив девушку на руки, понес на сцену.</text:span></text:p>
      <text:p text:style-name="P2"><text:span text:style-name="T6">–Эээй! Ты что, я же в платье! </text:span></text:p>
      <text:p text:style-name="P2"><text:span text:style-name="T6">Поставив девушку на сцену, Павел встал на начальную позицию. Послышалась легкая мелодия музыки. Алехин сделал поклон и начал танец. Движения пары были настолько тонкими и элегантными, что им могли бы позавидовать профессиональные танцоры. В какой-то момент Павел подхватил Дашу и начал кружить в ярком и восхитительном танце. В репетиции и изученный танец эти элементы не входили, однако они создавали завораживающий и восхитительный вид. Закончив танец, они сделали легкий поклон и удалились со сцены под гром аплодисментов. Лишь только они спустились, девушка, измотанная ритмичным танцем, упала на руки Павла. Он осторожно отнес ее в сторону и подал ей коктейль. </text:span></text:p>
      <text:p text:style-name="P2"><text:span text:style-name="T6">–Благодарю, но что это такое было? </text:span></text:p>
      <text:p text:style-name="P2"><text:span text:style-name="T6">–Нам нужно было что-то еще, и понял я это на сцене. </text:span></text:p>
      <text:p text:style-name="P2"><text:span text:style-name="T6">–Что-то мне подсказывает, что мы не выиграли. Когда объявление итогов? </text:span></text:p>
      <text:p text:style-name="P2"><text:span text:style-name="T6">–После фаер-шоу. А пока смотри, будет красиво. </text:span></text:p>
      <text:p text:style-name="P2"><text:span text:style-name="T6">На сцене появились люди с факелами. Павел был прав, шоу действительно оказалось восхитительным. Переливы огня и точность движений производили незабываемое впечатление. Но вот они </text:span><text:soft-page-break/><text:span text:style-name="T6">удалились, и на сцене вновь появился ведущий, за которым шли двое людей в костюмах и несли аккуратную черную коробочку на бархатной подушечке. </text:span></text:p>
      <text:p text:style-name="P2"><text:span text:style-name="T6">–И так! Пришло время объявить короля и королеву вечера! – произнес громко ведущий. Толпа замерла. </text:span></text:p>
      <text:p text:style-name="P2"><text:span text:style-name="T6">–Интересно, кто же выиграл, – сказала тихо Даша.</text:span></text:p>
      <text:p text:style-name="P2"><text:span text:style-name="T6">–Ну вот сейчас и узнаем, ответил Павел. </text:span></text:p>
      <text:p text:style-name="P2"><text:span text:style-name="T6">–И победителями становится 9-я пара! Они блестяще исполнили танец! А ты не растерял свой танцевальный опыт, мой старый друг, Павел Алехин! – усмехнувшись, произнес он.</text:span></text:p>
      <text:p text:style-name="P2"><text:span text:style-name="T6">–Мы выиграли?! – удивленно спросила Даша.</text:span></text:p>
      <text:p text:style-name="P2"><text:span text:style-name="T6">–Ну раз он так говорит значит да, – ответил Павел.</text:span></text:p>
      <text:p text:style-name="P2"><text:span text:style-name="T6">–Прошу на сцену, друзья! – крикнул ведущий. </text:span></text:p>
      <text:p text:style-name="P2"><text:span text:style-name="T6">Павел и Даша поднялись на сцену. Толпа громко похлопала им, послышались восторженные возгласы. </text:span></text:p>
      <text:p text:style-name="P2"><text:span text:style-name="T6">–Теперь это ваша вечеринка! Браво! Прошу короля надеть диадему на голову королевы! – крикнул ведущий. </text:span></text:p>
      <text:p text:style-name="P2"><text:span text:style-name="T6">–Прошу, – сказал один из сопровождающих, открывая коробку. </text:span></text:p>
      <text:p text:style-name="P2"><text:span text:style-name="T6">Рубины блеснули в свете прожекторов. Павел осторожно снял с Даши шляпу и надел Диадему. В тот же момент в небе разгорелся яркий салют в честь победителей. Толпа торжествовала. Их колонок раздался грохот музыки, дискотека продолжалась.</text:span></text:p>
      <text:p text:style-name="P2"><text:span text:style-name="T6">–Она тебе очень идет, – сказал Павел.</text:span></text:p>
      <text:p text:style-name="P2"><text:span text:style-name="T6">–Но она, наверное, столько стоит. </text:span></text:p>
      <text:p text:style-name="P2"><text:span text:style-name="T6">–Мы честно выиграли ее, и теперь она твоя. </text:span></text:p>
      <text:p text:style-name="P2"><text:soft-page-break/><text:span text:style-name="T6">–Ты удивительный человек Павел Алехин. Я никогда не забуду этот день рождения! </text:span></text:p>
      <text:p text:style-name="P2"><text:span text:style-name="T6">–Наслаждайся, – сказал Павел. </text:span></text:p>
      <text:p text:style-name="P2"><text:span text:style-name="T6">–Слушай, Паш, а, может быть, вернемся на яхту? Я хочу провести этот вечер с тобой, Джейн и Евгением.</text:span></text:p>
      <text:p text:style-name="P2"><text:span text:style-name="T6">–Ну хорошо, пойдем.</text:span></text:p>
      <text:p text:style-name="P2"><text:span text:style-name="T6">Забрав Джейн и Евгения, они вернулись на яхту, и вышли из порта. Даша стояла на палубе, наслаждалась ночным морем. Павел стоял сзади, обнимая ее, а штурвал держал Евгений. В какой-то момент Павел отпустил девушку и легким движением развернул ее, посмотрев ей в глаза. </text:span></text:p>
      <text:p text:style-name="P2"><text:span text:style-name="T6">–Ты чего? – спросила она.</text:span></text:p>
      <text:p text:style-name="P2"><text:span text:style-name="T6">–Даш, ты необыкновенна. И я хочу, чтобы ты была больше, чем королевой этого вечера. Я хочу, чтобы ты была моей королевой, – сказал немного дрожащим голосом Алехин.</text:span></text:p>
      <text:p text:style-name="P2"><text:span text:style-name="T6">–Да что с тобой, о чем ты? </text:span></text:p>
      <text:p text:style-name="P2"><text:span text:style-name="T6">Алехин неожиданно, но плавно встал на одно колено, доставая футляр с прекрасным кольцом. </text:span></text:p>
      <text:p text:style-name="P2"><text:span text:style-name="T6">–Даша, выходи за меня! – сказал с волнением в голосе Алехин, глядя в глаза девушки.</text:span></text:p>
      <text:p text:style-name="P2"><text:span text:style-name="T6">–Паш… Ты сейчас серьезно? – произнесла девушка дрогнувшим голосом.</text:span></text:p>
      <text:p text:style-name="P2"><text:span text:style-name="T6">–Да. Я хочу, чтобы ты была моей. Только моей. Хочу разделить с тобой эту жизнь. Ты сделала меня другим и научила видеть мир иначе, и я хочу, чтобы ты была рядом.</text:span></text:p>
      <text:p text:style-name="P2"><text:span text:style-name="T6">–Я согласна, – сквозь слезы прошептала девушка. </text:span></text:p>
      <text:p text:style-name="P2"><text:soft-page-break/><text:span text:style-name="T6">Обхватывая руками шею Алехина, надевшего ей на палец кольцо и поднявшегося с колена. Девушка плакала, уткнувшись в плечо Павла. То были слезы чистого счастья. Джейн и Евгений наблюдали за ними теплыми добрыми взглядами. </text:span></text:p>
      <text:p text:style-name="P2"><text:span text:style-name="T6">–Они будут хорошей парой, – сказала Джейн.</text:span></text:p>
      <text:p text:style-name="P2"><text:span text:style-name="T6">–Согласен. Она та, кто <text:s/>нужен ему. Никто дот нее не мог справиться с его характером. </text:span></text:p>
      <text:p text:style-name="P2"><text:span text:style-name="T6">Теплый ветер дул с моря, вдали виднелся порт. На яхте царило молчание и покой. И лишь тихий шум волн нарушал его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44:37.710000000</meta:creation-date>
    <dc:date>2022-05-15T19:45:01.826000000</dc:date>
    <meta:editing-duration>PT24S</meta:editing-duration>
    <meta:editing-cycles>1</meta:editing-cycles>
    <meta:document-statistic meta:table-count="0" meta:image-count="0" meta:object-count="0" meta:page-count="5" meta:paragraph-count="47" meta:word-count="867" meta:character-count="5685" meta:non-whitespace-character-count="4814"/>
    <meta:generator>LibreOffice/7.2.2.2$Windows_X86_64 LibreOffice_project/02b2acce88a210515b4a5bb2e46cbfb63fe97d56</meta:generator>
  </office:meta>
</office:document-meta>
</file>